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cc" draw:textarea-horizontal-align="center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auto-grow-height="true" fo:min-height="3.178cm"/>
    </style:style>
    <style:style style:name="pr11" style:family="presentation" style:parent-style-name="Default-outline1">
      <style:graphic-properties fo:min-height="4.312cm"/>
    </style:style>
    <style:style style:name="pr12" style:family="presentation" style:parent-style-name="Default-outline1">
      <style:graphic-properties fo:min-height="4.6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ffff00"/>
    </style:style>
    <style:style style:name="P6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cc" fo:font-style="italic" style:font-style-asian="italic" style:font-style-complex="italic"/>
    </style:style>
    <style:style style:name="T3" style:family="text">
      <style:text-properties fo:color="#ffff00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esign exercise</presentation:footer-decl>
      <presentation:footer-decl presentation:name="ftr2">CMPTxxxx</presentation:footer-decl>
      <presentation:date-time-decl presentation:name="dtd1" presentation:source="fixed">11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An OO Design Exercise, cont:<text:line-break/><text:tab/>UI Design and Componen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Mar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to OO design: wADe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 text:style-name="P1">(Prereq: understand client <text:span text:style-name="T1">requirements</text:span>)</text:p>
                  </text:list-item>
                </text:list>
              </text:list-item>
              <text:list-item>
                <text:p text:style-name="P1">System <text:span text:style-name="T1">behaviour</text:span></text:p>
                <text:list>
                  <text:list-item>
                    <text:p><text:span text:style-name="T1">Use-case</text:span> scenarios</text:p>
                  </text:list-item>
                  <text:list-item>
                    <text:p>User interface <text:span text:style-name="T1">mockups</text:span></text:p>
                  </text:list-item>
                </text:list>
              </text:list-item>
              <text:list-item>
                <text:p><text:span text:style-name="T1">Components</text:span></text:p>
                <text:list>
                  <text:list-item>
                    <text:p>Self-contained <text:span text:style-name="T1">blocks</text:span> with<text:line-break/>narrow <text:span text:style-name="T1">interactions</text:span></text:p>
                  </text:list-item>
                </text:list>
              </text:list-item>
              <text:list-item>
                <text:p>From components to <text:span text:style-name="T1">classes</text:span></text:p>
                <text:list>
                  <text:list-item>
                    <text:p><text:span text:style-name="T1">Attributes</text:span>, <text:span text:style-name="T1">metho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 (midterm q. #10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Problem statement:</text:p>
                <text:p/>
                <text:p>Design a <text:span text:style-name="T1">student enrolment database</text:span><text:line-break/>like we have at TWU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(1) Actors and actions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ho are the <text:span text:style-name="T1">actors</text:span>? <text:s/>Who will interface with us?</text:p>
                <text:list>
                  <text:list-item>
                    <text:p text:style-name="P1"><text:span text:style-name="T2">Student, Alumni, Other students/public, Registrar, Database, Advisor, Instructor</text:span></text:p>
                  </text:list-item>
                </text:list>
              </text:list-item>
              <text:list-item>
                <text:p text:style-name="P1">What are the <text:span text:style-name="T1">actions</text:span>? <text:s/>Scenarios of use?</text:p>
                <text:list>
                  <text:list-item>
                    <text:p text:style-name="P1"><text:span text:style-name="T2">ask for GPA, change addr (stu-&gt;db)</text:span></text:p>
                  </text:list-item>
                  <text:list-item>
                    <text:p text:style-name="P1"><text:span text:style-name="T2">add class, drop class (stu-&gt;db)</text:span></text:p>
                  </text:list-item>
                  <text:list-item>
                    <text:p text:style-name="P1"><text:span text:style-name="T2">meet w/advisor (stu-&gt;advisor, advisor-&gt;db)</text:span></text:p>
                  </text:list-item>
                  <text:list-item>
                    <text:p text:style-name="P1"><text:span text:style-name="T2">submit change advisor form (stu-&gt;registrar)</text:span></text:p>
                  </text:list-item>
                  <text:list-item>
                    <text:p text:style-name="P1"><text:span text:style-name="T2">change advisor (registrar-&gt;db, advisor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ecifying a use cas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Each <text:span text:style-name="T1">use case</text:span> should have:</text:p>
                <text:list>
                  <text:list-item>
                    <text:p>Short <text:span text:style-name="T1">name</text:span></text:p>
                  </text:list-item>
                  <text:list-item>
                    <text:p><text:span text:style-name="T1">Goal</text:span>: what does it achieve for its <text:span text:style-name="T1">actors</text:span>?</text:p>
                  </text:list-item>
                  <text:list-item>
                    <text:p>Names of <text:span text:style-name="T1">actor</text:span>(s) involved</text:p>
                  </text:list-item>
                  <text:list-item>
                    <text:p><text:span text:style-name="T1">Pre</text:span>/<text:span text:style-name="T1">post</text:span>-conditions?</text:p>
                  </text:list-item>
                  <text:list-item>
                    <text:p>Basic <text:span text:style-name="T1">flow</text:span>: break down into steps (pseudocode!)</text:p>
                  </text:list-item>
                  <text:list-item>
                    <text:p><text:span text:style-name="T1">Alternate</text:span> flows: what if user inputs something different from the usua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e case ex: advising meeting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Name</text:span>: Advising Meeting</text:p>
              </text:list-item>
              <text:list-item>
                <text:p><text:span text:style-name="T1">Actors</text:span>: <text:span text:style-name="T2">…Student, Advisor, DB</text:span></text:p>
              </text:list-item>
              <text:list-item>
                <text:p><text:span text:style-name="T1">Goal(s)</text:span>:</text:p>
                <text:list>
                  <text:list-item>
                    <text:p><text:span text:style-name="T2">…</text:span><text:span text:style-name="T2">Student: choose right classes</text:span></text:p>
                  </text:list-item>
                  <text:list-item>
                    <text:p><text:span text:style-name="T2">Advisor: make sure sched works: appropriate credit load</text:span></text:p>
                  </text:list-item>
                  <text:list-item>
                    <text:p><text:span text:style-name="T2">DB: approve courses, check waitlist, security....</text:span></text:p>
                  </text:list-item>
                </text:list>
              </text:list-item>
              <text:list-item>
                <text:p><text:span text:style-name="T3">Pre-conditions</text:span><text:span text:style-name="T4">: </text:span><text:span text:style-name="T2">…student registers for classes, advising window is open, ..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Advising meeting: basic flow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1">Basic flow</text:span>:</text:p>
                <text:list>
                  <text:list-item>
                    <text:p text:style-name="P1"><text:span text:style-name="T2">…</text:span><text:span text:style-name="T2">Student makes appt w/advisor</text:span></text:p>
                  </text:list-item>
                  <text:list-item>
                    <text:p text:style-name="P1"><text:span text:style-name="T2">student and advisor talk about sched</text:span></text:p>
                    <text:list>
                      <text:list-item>
                        <text:p><text:span text:style-name="T2">advisor offers guidance: classes, goals</text:span></text:p>
                      </text:list-item>
                    </text:list>
                  </text:list-item>
                  <text:list-item>
                    <text:p><text:span text:style-name="T2">Advisor approves on DB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Advising mtg: alternate flow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What might <text:span text:style-name="T1">not</text:span> go according to the basic flow?</text:p>
                <text:list>
                  <text:list-item>
                    <text:p text:style-name="P1"><text:span text:style-name="T2">…</text:span><text:span text:style-name="T2">fire, computer going down, etc.</text:span></text:p>
                  </text:list-item>
                  <text:list-item>
                    <text:p text:style-name="P1"><text:span text:style-name="T2">advisor too busy: can't make appt</text:span></text:p>
                  </text:list-item>
                  <text:list-item>
                    <text:p text:style-name="P1"><text:span text:style-name="T2">student picks course that doesn't exist</text:span></text:p>
                    <text:list>
                      <text:list-item>
                        <text:p><text:span text:style-name="T2">or time conflict, or doesn't meet prereqs</text:span></text:p>
                      </text:list-item>
                    </text:list>
                  </text:list-item>
                  <text:list-item>
                    <text:p><text:span text:style-name="T2">advisor doesn't check off /approve sch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(1) UI mockup</text:p>
          </draw:text-box>
        </draw:frame>
        <draw:frame presentation:style-name="pr11" draw:layer="layout" svg:width="25.199cm" svg:height="4.312cm" svg:x="1.4cm" svg:y="4.507cm" presentation:class="outline" presentation:user-transformed="true">
          <draw:text-box>
            <text:list text:style-name="L2">
              <text:list-item>
                <text:p>For each use-case (action), describe/mockup what the <text:span text:style-name="T1">user interface</text:span> will be like:</text:p>
                <text:list>
                  <text:list-item>
                    <text:p>Text Q&amp;A? Windows? <text:s/>Interactivity?</text:p>
                  </text:list-item>
                </text:list>
              </text:list-item>
            </text:list>
          </draw:text-box>
        </draw:frame>
        <draw:rect draw:style-name="gr2" draw:text-style-name="P3" draw:layer="layout" svg:width="10.24cm" svg:height="9.8cm" svg:x="3.283cm" svg:y="8.966cm">
          <text:p/>
        </draw:rect>
        <draw:rect draw:style-name="gr3" draw:text-style-name="P3" draw:layer="layout" svg:width="10.128cm" svg:height="1.323cm" svg:x="3.395cm" svg:y="8.96cm">
          <text:p/>
        </draw:rect>
        <draw:rect draw:style-name="gr2" draw:text-style-name="P3" draw:layer="layout" svg:width="10.24cm" svg:height="9.8cm" svg:x="14.553cm" svg:y="8.966cm">
          <text:p/>
        </draw:rect>
        <draw:rect draw:style-name="gr3" draw:text-style-name="P3" draw:layer="layout" svg:width="10.128cm" svg:height="1.323cm" svg:x="14.665cm" svg:y="8.96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I mockup: advising meeting</text:p>
          </draw:text-box>
        </draw:frame>
        <draw:frame presentation:style-name="pr8" draw:layer="layout" svg:width="25.199cm" svg:height="14.016cm" svg:x="1.4cm" svg:y="4.507cm" presentation:class="outline" presentation:placeholder="true">
          <draw:text-box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(2) Component design</text:p>
          </draw:text-box>
        </draw:frame>
        <draw:frame presentation:style-name="pr12" draw:layer="layout" svg:width="23.392cm" svg:height="5.461cm" svg:x="1.4cm" svg:y="4.507cm" presentation:class="outline" presentation:user-transformed="true">
          <draw:text-box>
            <text:list text:style-name="L2">
              <text:list-item>
                <text:p>This is often the <text:span text:style-name="T1">hardest</text:span> part!</text:p>
              </text:list-item>
              <text:list-item>
                <text:p>Components need <text:span text:style-name="T1">not</text:span> be classes</text:p>
              </text:list-item>
              <text:list-item>
                <text:p><text:span text:style-name="T1">Thinly</text:span> coupled: describe all <text:span text:style-name="T1">interfaces</text:span> between components</text:p>
              </text:list-item>
            </text:list>
          </draw:text-box>
        </draw:frame>
        <draw:custom-shape draw:style-name="gr4" draw:text-style-name="P5" draw:id="id2" draw:layer="layout" svg:width="4.049cm" svg:height="2.591cm" svg:x="12.717cm" svg:y="11.661cm">
          <text:p text:style-name="P4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3" draw:layer="layout" svg:width="4.049cm" svg:height="2.522cm" svg:x="13.501cm" svg:y="16.097cm">
          <text:p text:style-name="P4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" draw:layer="layout" svg:width="4.049cm" svg:height="2.401cm" svg:x="5.138cm" svg:y="15.042cm">
          <text:p text:style-name="P4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4" draw:layer="layout" svg:width="4.049cm" svg:height="2.678cm" svg:x="20.733cm" svg:y="14.324cm">
          <text:p text:style-name="P4"><text:span text:style-name="T1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draw:line-skew="0.25cm" svg:x1="9.187cm" svg:y1="16.242cm" svg:x2="12.717cm" svg:y2="12.956cm" draw:start-shape="id1" draw:start-glue-point="1" draw:end-shape="id2" draw:end-glue-point="3" svg:d="m9187 16242c3358 0 1594-3286 3530-3286">
          <text:p/>
        </draw:connector>
        <draw:connector draw:style-name="gr5" draw:text-style-name="P3" draw:layer="layout" draw:type="curve" svg:x1="9.187cm" svg:y1="16.242cm" svg:x2="13.501cm" svg:y2="17.358cm" draw:start-shape="id1" draw:start-glue-point="1" draw:end-shape="id3" draw:end-glue-point="3" svg:d="m9187 16242c3571 0 1415 1116 4314 1116">
          <text:p/>
        </draw:connector>
        <draw:connector draw:style-name="gr5" draw:text-style-name="P3" draw:layer="layout" draw:type="curve" draw:line-skew="-0.81cm" svg:x1="20.733cm" svg:y1="15.663cm" svg:x2="16.766cm" svg:y2="12.956cm" draw:start-shape="id4" draw:start-glue-point="3" draw:end-shape="id2" svg:d="m20733 15663c-3853 0-1870-2707-3967-2707">
          <text:p/>
        </draw:connector>
        <draw:connector draw:style-name="gr5" draw:text-style-name="P3" draw:layer="layout" draw:type="curve" svg:x1="20.733cm" svg:y1="15.663cm" svg:x2="17.55cm" svg:y2="17.358cm" draw:start-shape="id4" draw:start-glue-point="3" draw:end-shape="id3" draw:end-glue-point="1" svg:d="m20733 15663c-2050 0-459 1695-3183 1695">
          <text:p/>
        </draw:connector>
        <draw:connector draw:style-name="gr5" draw:text-style-name="P3" draw:layer="layout" draw:type="curve" draw:line-skew="0.807cm" svg:x1="20.733cm" svg:y1="15.663cm" svg:x2="16.766cm" svg:y2="12.956cm" draw:start-shape="id4" draw:start-glue-point="3" draw:end-shape="id2" draw:end-glue-point="1" svg:d="m20733 15663c-1428 0 555-2707-3967-270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Component: Advisee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Name: <text:span text:style-name="T2">…Advisee component</text:span></text:p>
              </text:list-item>
              <text:list-item>
                <text:p text:style-name="P1">Description: <text:span text:style-name="T2">Student info from DB</text:span></text:p>
              </text:list-item>
              <text:list-item>
                <text:p text:style-name="P1">Interface to <text:span text:style-name="T2">(Notes)</text:span>:</text:p>
                <text:list>
                  <text:list-item>
                    <text:p text:style-name="P1"><text:span text:style-name="T2">...</text:span></text:p>
                  </text:list-item>
                </text:list>
              </text:list-item>
              <text:list-item>
                <text:p text:style-name="P1">Interface to <text:span text:style-name="T2">(main DB)</text:span>:</text:p>
                <text:list>
                  <text:list-item>
                    <text:p text:style-name="P1"><text:span text:style-name="T2">...get name, ID#, maj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Component: ....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Name: <text:span text:style-name="T2">…</text:span></text:p>
              </text:list-item>
              <text:list-item>
                <text:p text:style-name="P1">Description: <text:span text:style-name="T2">…</text:span></text:p>
              </text:list-item>
              <text:list-item>
                <text:p text:style-name="P1">Interface to <text:span text:style-name="T2">(component)</text:span>:</text:p>
                <text:list>
                  <text:list-item>
                    <text:p text:style-name="P1"><text:span text:style-name="T2">...</text:span></text:p>
                  </text:list-item>
                </text:list>
              </text:list-item>
              <text:list-item>
                <text:p text:style-name="P1">Interface to <text:span text:style-name="T2">(component)</text:span>:</text:p>
                <text:list>
                  <text:list-item>
                    <text:p text:style-name="P1"><text:span text:style-name="T2">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34cm" svg:height="2.927cm" svg:x="1cm" svg:y="0.462cm" presentation:class="title" presentation:user-transformed="true">
          <draw:text-box>
            <text:p>(3) From components to class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Each component may need several classes to implement it</text:p>
              </text:list-item>
              <text:list-item>
                <text:p>Component: …</text:p>
                <text:list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…</text:p>
                      </text:list-item>
                    </text:list>
                  </text:list-item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13T16:04:35</dc:date>
    <dc:language>en-US</dc:language>
    <meta:editing-cycles>35</meta:editing-cycles>
    <meta:editing-duration>PT12H48M03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